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frac>
      <mstyle mathvariant="bold">
        <mi>j</mi>
      </mstyle>
      <mrow>
        <mo fence="true" stretchy="false">|</mo>
        <mrow>
          <mstyle mathvariant="bold">
            <mi>j</mi>
          </mstyle>
        </mrow>
        <mo fence="true" stretchy="false">|</mo>
      </mrow>
    </mfrac>
    <annotation encoding="StarMath 5.0">bold j over lline bold j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2:49:46.379000000</meta:creation-date>
    <meta:generator>LibreOffice/4.2.4.2$Windows_x86 LibreOffice_project/63150712c6d317d27ce2db16eb94c2f3d7b699f8</meta:generator>
  </office:meta>
</office:document-meta>
</file>